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0fcbbd" officeooo:paragraph-rsid="000fcbbd"/>
    </style:style>
    <style:style style:name="P3" style:family="paragraph" style:parent-style-name="Standard">
      <style:text-properties officeooo:rsid="0011a38d" officeooo:paragraph-rsid="000fcbbd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3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1T21:08:48.585000000</dc:date>
    <meta:editing-duration>PT57M12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165" meta:character-count="996" meta:non-whitespace-character-count="831"/>
  </office:meta>
</office:document-meta>
</file>